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meMessageCopyOnWriteProxy.addFrom( Address [ ]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AllRecip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addRecipients( Message . RecipientType type , String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Data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Cont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Recipients( Message . Recipient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Sender( Addre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From( Address 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match( SearchTerm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Fr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ferenceTracker.decrementReferenc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imeMessageCopyOnWriteProxy.getReceiv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All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Recipients( Message . RecipientType type , Address [ ]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ContentMD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isExpu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reply( boolean replyTo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isSet( Flags . Flag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Conten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ferenceTracker.MessageReferenceTracker( MimeMessag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MatchingHeaderLine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AllHeaderLin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NonMatchingHeaderLine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isMimeType( String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Mess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FileNam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Flags( Flags flag , boolea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Messa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WrappedMessageForWri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imeMessageCopyOnWriteProxy.getMatchingHeader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Wrapp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MimeMessageCopyOnWriteProxy( MimeMessage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SentDate( Date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ave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addRecipients( Message . RecipientType type , Address [ ]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DataHandler( DataHandler d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MimeMessageCopyOnWriteProxy( MimeMessageSource origi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meMessageCopyOnWriteProxy.getLin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Mess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Text( String text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Subject( String subject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ContentLanguage( String [ ] langu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writeTo( OutputStream os , String [ ] ignor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Raw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ContentMD5( String md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NonMatchingHeaders( String [ ] 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Dis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ferenceTracker.incrementRefere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remov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Fla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ReplyTo( Address [ ]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Sen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Subject( String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Header( String name , String delim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addRecipient( RecipientType arg0 , Address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Recipients( Message . RecipientType type , String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Description( String description , String 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ferenceTracker.getReferenc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addHeaderLine( String 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Se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Content( Multipart 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Disposition( String dis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Flag( Flag arg0 , boolean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writeTo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setContentID( String 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equals( Object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meMessageCopyOnWriteProxy.MimeMessageCopyOnWriteProxy( MimeMessage original , boolean writ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imeMessageCopyOnWriteProxy.setContent( Object o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ferenceTracker.getWr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